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d9d9cd"/>
    </style:style>
    <style:style style:name="gr2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  <style:style style:name="gr3" style:family="graphic" style:parent-style-name="standard">
      <style:graphic-properties svg:stroke-width="0.1cm" draw:fill-color="#00cd00"/>
    </style:style>
    <style:style style:name="gr4" style:family="graphic" style:parent-style-name="standard">
      <style:graphic-properties svg:stroke-width="0.1cm" draw:fill-color="#cdcd00"/>
    </style:style>
    <style:style style:name="gr5" style:family="graphic" style:parent-style-name="standard">
      <style:graphic-properties svg:stroke-width="0.1cm" draw:fill-color="#cd0000"/>
    </style:style>
    <style:style style:name="gr6" style:family="graphic" style:parent-style-name="standard">
      <style:graphic-properties svg:stroke-width="0.1cm" draw:fill-color="#cdcdbd"/>
    </style:style>
    <style:style style:name="gr7" style:family="graphic" style:parent-style-name="standard">
      <style:graphic-properties svg:stroke-width="0.1cm" draw:fill-color="#cdcdc1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5cm" svg:y="-5cm"/>
          <draw:glue-point draw:id="6" svg:x="-5cm" svg:y="5cm"/>
          <draw:glue-point draw:id="7" svg:x="5cm" svg:y="5cm"/>
          <draw:glue-point draw:id="8" svg:x="-5cm" svg:y="0cm"/>
          <draw:glue-point draw:id="9" svg:x="5cm" svg:y="0cm"/>
          <draw:glue-point draw:id="10" svg:x="0cm" svg:y="-5cm"/>
          <draw:glue-point draw:id="11" svg:x="0cm" svg:y="5cm"/>
          <draw:glue-point draw:id="12" svg:x="0.238cm" svg:y="0.714cm"/>
          <draw:rect draw:style-name="gr1" draw:layer="layout" svg:width="6cm" svg:height="2cm" svg:x="0cm" svg:y="0cm">
            <text:p/>
          </draw:rect>
          <draw:rect draw:style-name="gr2" draw:layer="layout" svg:width="6cm" svg:height="2cm" svg:x="0cm" svg:y="0cm">
            <text:p/>
          </draw:rect>
          <draw:rect draw:style-name="gr1" draw:layer="layout" svg:width="2.286cm" svg:height="1.143cm" svg:x="3.571cm" svg:y="0.571cm">
            <text:p/>
          </draw:rect>
          <draw:rect draw:style-name="gr2" draw:layer="layout" svg:width="2.286cm" svg:height="1.143cm" svg:x="3.571cm" svg:y="0.571cm">
            <text:p/>
          </draw:rect>
          <draw:line draw:style-name="gr2" draw:layer="layout" svg:x1="5.857cm" svg:y1="1.143cm" svg:x2="3.571cm" svg:y2="1.143cm">
            <text:p/>
          </draw:line>
          <draw:rect draw:style-name="gr1" draw:layer="layout" svg:width="0.429cm" svg:height="1.571cm" svg:x="3cm" svg:y="0.143cm">
            <text:p/>
          </draw:rect>
          <draw:rect draw:style-name="gr2" draw:layer="layout" svg:width="0.429cm" svg:height="1.571cm" svg:x="3cm" svg:y="0.143cm">
            <text:p/>
          </draw:rect>
          <draw:rect draw:style-name="gr3" draw:layer="layout" svg:width="0.143cm" svg:height="0.143cm" svg:x="1.429cm" svg:y="0.286cm">
            <text:p/>
          </draw:rect>
          <draw:rect draw:style-name="gr2" draw:layer="layout" svg:width="0.143cm" svg:height="0.143cm" svg:x="1.429cm" svg:y="0.286cm">
            <text:p/>
          </draw:rect>
          <draw:rect draw:style-name="gr4" draw:layer="layout" svg:width="0.143cm" svg:height="0.143cm" svg:x="1.714cm" svg:y="0.286cm">
            <text:p/>
          </draw:rect>
          <draw:rect draw:style-name="gr2" draw:layer="layout" svg:width="0.143cm" svg:height="0.143cm" svg:x="1.714cm" svg:y="0.286cm">
            <text:p/>
          </draw:rect>
          <draw:rect draw:style-name="gr5" draw:layer="layout" svg:width="0.143cm" svg:height="0.143cm" svg:x="2cm" svg:y="0.286cm">
            <text:p/>
          </draw:rect>
          <draw:rect draw:style-name="gr2" draw:layer="layout" svg:width="0.143cm" svg:height="0.143cm" svg:x="2cm" svg:y="0.286cm">
            <text:p/>
          </draw:rect>
          <draw:rect draw:style-name="gr6" draw:layer="layout" svg:width="0.286cm" svg:height="0.286cm" svg:x="2.429cm" svg:y="0.143cm">
            <text:p/>
          </draw:rect>
          <draw:rect draw:style-name="gr2" draw:layer="layout" svg:width="0.286cm" svg:height="0.286cm" svg:x="2.429cm" svg:y="0.143cm">
            <text:p/>
          </draw:rect>
          <draw:rect draw:style-name="gr6" draw:layer="layout" svg:width="0.429cm" svg:height="0.429cm" svg:x="0.286cm" svg:y="0.143cm">
            <text:p/>
          </draw:rect>
          <draw:rect draw:style-name="gr2" draw:layer="layout" svg:width="0.429cm" svg:height="0.429cm" svg:x="0.286cm" svg:y="0.143cm">
            <text:p/>
          </draw:rect>
          <draw:rect draw:style-name="gr7" draw:layer="layout" svg:width="2cm" svg:height="0.143cm" svg:x="3.714cm" svg:y="1.286cm">
            <text:p/>
          </draw:rect>
          <draw:rect draw:style-name="gr2" draw:layer="layout" svg:width="2cm" svg:height="0.143cm" svg:x="3.714cm" svg:y="1.286cm">
            <text:p/>
          </draw:rect>
          <draw:line draw:style-name="gr2" draw:layer="layout" svg:x1="3.143cm" svg:y1="0.286cm" svg:x2="3.143cm" svg:y2="1.571cm">
            <text:p/>
          </draw:line>
          <draw:rect draw:style-name="gr7" draw:layer="layout" svg:width="0.143cm" svg:height="0.714cm" svg:x="3.143cm" svg:y="0.571cm">
            <text:p/>
          </draw:rect>
          <draw:rect draw:style-name="gr2" draw:layer="layout" svg:width="0.143cm" svg:height="0.714cm" svg:x="3.143cm" svg:y="0.571cm">
            <text:p/>
          </draw:rect>
          <draw:line draw:style-name="gr2" draw:layer="layout" svg:x1="5.429cm" svg:y1="1.571cm" svg:x2="5.714cm" svg:y2="1.571cm">
            <text:p/>
          </draw:line>
          <draw:line draw:style-name="gr2" draw:layer="layout" svg:x1="0.143cm" svg:y1="1cm" svg:x2="2.714cm" svg:y2="1cm">
            <text:p/>
          </draw:line>
          <draw:line draw:style-name="gr2" draw:layer="layout" svg:x1="2.714cm" svg:y1="1.143cm" svg:x2="0.143cm" svg:y2="1.143cm">
            <text:p/>
          </draw:line>
          <draw:line draw:style-name="gr2" draw:layer="layout" svg:x1="0.143cm" svg:y1="1.286cm" svg:x2="2.714cm" svg:y2="1.286cm">
            <text:p/>
          </draw:line>
          <draw:line draw:style-name="gr2" draw:layer="layout" svg:x1="2.714cm" svg:y1="1.714cm" svg:x2="0.143cm" svg:y2="1.714cm">
            <text:p/>
          </draw:line>
          <draw:line draw:style-name="gr2" draw:layer="layout" svg:x1="0.143cm" svg:y1="1.571cm" svg:x2="2.714cm" svg:y2="1.571cm">
            <text:p/>
          </draw:line>
          <draw:line draw:style-name="gr2" draw:layer="layout" svg:x1="2.714cm" svg:y1="1.429cm" svg:x2="0.143cm" svg:y2="1.429cm">
            <text:p/>
          </draw:line>
          <draw:line draw:style-name="gr2" draw:layer="layout" svg:x1="3.714cm" svg:y1="1.571cm" svg:x2="3.857cm" svg:y2="1.571cm">
            <text:p/>
          </draw:line>
          <draw:line draw:style-name="gr2" draw:layer="layout" svg:x1="4cm" svg:y1="1.571cm" svg:x2="4.143cm" svg:y2="1.571cm">
            <text:p/>
          </draw:line>
          <draw:line draw:style-name="gr2" draw:layer="layout" svg:x1="3.286cm" svg:y1="1.571cm" svg:x2="3.286cm" svg:y2="1.429cm">
            <text:p/>
          </draw:line>
          <draw:line draw:style-name="gr2" draw:layer="layout" svg:x1="3.286cm" svg:y1="0.429cm" svg:x2="3.286cm" svg:y2="0.286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Network - A Desktop PC</dc:title>
    <meta:creation-date>2011-02-07T17:11:55</meta:creation-date>
    <meta:editing-duration>P0D</meta:editing-duration>
    <meta:editing-cycles>1</meta:editing-cycles>
    <meta:document-statistic meta:object-count="34"/>
    <meta:generator>OpenOffice.org/3.3$Linux OpenOffice.org_project/330m20$Build-9567</meta:generator>
  </office:meta>
</office:document-meta>
</file>